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7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table:number-columns-repeated="3"/>
          <table:table-cell table:style-name="ce4" office:value-type="string" calcext:value-type="string">
            <text:p>PARA PLOT</text:p>
          </table:table-cell>
          <table:table-cell table:number-columns-repeated="4"/>
          <table:table-cell table:style-name="ce4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694797687861272" calcext:value-type="float">
            <text:p>0.6947976879</text:p>
          </table:table-cell>
          <table:table-cell table:style-name="ce3" table:formula="of:=SQRT(([.C13]/[.B12])^2 + [.C12]^2*([.B13]/[.B12]^2)^2)" office:value-type="float" office:value="0.010262487221443" calcext:value-type="float">
            <text:p>0.01026248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783.036994219653" calcext:value-type="float">
            <text:p>783.04</text:p>
          </table:table-cell>
          <table:table-cell table:formula="of:=SQRT([.K5]^2*[.$B$5]^2+[.$C$5]^2*[.J5]^2)" office:value-type="float" office:value="26.0349871718998" calcext:value-type="float">
            <text:p>26.03</text:p>
          </table:table-cell>
          <table:table-cell table:formula="of:=2*[.O5]*[.Q5]*[.$B$3]/[.G5]" office:value-type="float" office:value="0.0100446103862152" calcext:value-type="float">
            <text:p>0.0100</text:p>
          </table:table-cell>
          <table:table-cell table:formula="of:=SQRT((2*[.$B$3]/[.G5])^2*([.O5]^2*[.R5]^2+[.Q5]^2*[.P5]^2))" office:value-type="float" office:value="0.000535610610598013" calcext:value-type="float">
            <text:p>0.0005</text:p>
          </table:table-cell>
          <table:table-cell table:formula="of:=[.L5]-[.S5]" office:value-type="float" office:value="313.989955389614" calcext:value-type="float">
            <text:p>313.99</text:p>
          </table:table-cell>
          <table:table-cell table:formula="of:=[.M5]+[.T5]" office:value-type="float" office:value="17.7205807572799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6.1012331406551" calcext:value-type="float">
            <text:p>26.10</text:p>
          </table:table-cell>
          <table:table-cell table:formula="of:=[.R5]/[.G5]" office:value-type="float" office:value="0.867832905729992" calcext:value-type="float">
            <text:p>0.87</text:p>
          </table:table-cell>
          <table:table-cell table:formula="of:=[.U5]/[.G5]" office:value-type="float" office:value="10.4663318463205" calcext:value-type="float">
            <text:p>10.47</text:p>
          </table:table-cell>
          <table:table-cell table:formula="of:=[.V5]/[.G5]" office:value-type="float" office:value="0.590686025242665" calcext:value-type="float">
            <text:p>0.59</text:p>
          </table:table-cell>
          <table:table-cell table:formula="of:=SUMPRODUCT([.F5:.F31];[.AC5:.AC31])/SUM([.AC5:.AC31])" office:value-type="float" office:value="-0.0819875819916677" calcext:value-type="float">
            <text:p>-0.081987582</text:p>
          </table:table-cell>
          <table:table-cell table:formula="of:=([.F5]-[.$AE$5])^2" office:value-type="float" office:value="0.00672196360084043" calcext:value-type="float">
            <text:p>0.0067219636</text:p>
          </table:table-cell>
          <table:table-cell table:formula="of:=SUMPRODUCT([.AF5:.AF31];[.AC5:.AC31])/SUM([.AC5:.AC31])" office:value-type="float" office:value="20.8227681578104" calcext:value-type="float">
            <text:p>20.8227681578</text:p>
          </table:table-cell>
          <table:table-cell table:number-columns-repeated="3"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63318463205" calcext:value-type="float">
            <text:p>10.4663318463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86025242665" calcext:value-type="float">
            <text:p>0.59068602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760.108670520231" calcext:value-type="float">
            <text:p>760.11</text:p>
          </table:table-cell>
          <table:table-cell table:formula="of:=SQRT([.K6]^2*[.$B$5]^2+[.$C$5]^2*[.J6]^2)" office:value-type="float" office:value="25.576764677644" calcext:value-type="float">
            <text:p>25.58</text:p>
          </table:table-cell>
          <table:table-cell table:formula="of:=2*[.O6]*[.Q6]*[.$B$3]/[.G6]" office:value-type="float" office:value="0.00931752105077135" calcext:value-type="float">
            <text:p>0.0093</text:p>
          </table:table-cell>
          <table:table-cell table:formula="of:=SQRT((2*[.$B$3]/[.G6])^2*([.O6]^2*[.R6]^2+[.Q6]^2*[.P6]^2))" office:value-type="float" office:value="0.00050274876700134" calcext:value-type="float">
            <text:p>0.0005</text:p>
          </table:table-cell>
          <table:table-cell table:formula="of:=[.L6]-[.S6]" office:value-type="float" office:value="283.990682478949" calcext:value-type="float">
            <text:p>283.99</text:p>
          </table:table-cell>
          <table:table-cell table:formula="of:=[.M6]+[.T6]" office:value-type="float" office:value="16.8528022951197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5.3369556840077" calcext:value-type="float">
            <text:p>25.34</text:p>
          </table:table-cell>
          <table:table-cell table:formula="of:=[.R6]/[.G6]" office:value-type="float" office:value="0.852558822588133" calcext:value-type="float">
            <text:p>0.85</text:p>
          </table:table-cell>
          <table:table-cell table:formula="of:=[.U6]/[.G6]" office:value-type="float" office:value="9.46635608263164" calcext:value-type="float">
            <text:p>9.47</text:p>
          </table:table-cell>
          <table:table-cell table:formula="of:=[.V6]/[.G6]" office:value-type="float" office:value="0.561760076503991" calcext:value-type="float">
            <text:p>0.56</text:p>
          </table:table-cell>
          <table:table-cell/>
          <table:table-cell table:formula="of:=([.F6]-[.$AE$5])^2" office:value-type="float" office:value="1.17069712758418" calcext:value-type="float">
            <text:p>1.1706971276</text:p>
          </table:table-cell>
          <table:table-cell table:number-columns-repeated="4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35608263164" calcext:value-type="float">
            <text:p>9.4663560826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60076503991" calcext:value-type="float">
            <text:p>0.561760076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08.74450867052" calcext:value-type="float">
            <text:p>808.74</text:p>
          </table:table-cell>
          <table:table-cell table:formula="of:=SQRT([.K7]^2*[.$B$5]^2+[.$C$5]^2*[.J7]^2)" office:value-type="float" office:value="26.5444838739716" calcext:value-type="float">
            <text:p>26.54</text:p>
          </table:table-cell>
          <table:table-cell table:formula="of:=2*[.O7]*[.Q7]*[.$B$3]/[.G7]" office:value-type="float" office:value="0.00989527916408451" calcext:value-type="float">
            <text:p>0.0099</text:p>
          </table:table-cell>
          <table:table-cell table:formula="of:=SQRT((2*[.$B$3]/[.G7])^2*([.O7]^2*[.R7]^2+[.Q7]^2*[.P7]^2))" office:value-type="float" office:value="0.000529018716928627" calcext:value-type="float">
            <text:p>0.0005</text:p>
          </table:table-cell>
          <table:table-cell table:formula="of:=[.L7]-[.S7]" office:value-type="float" office:value="277.990104720836" calcext:value-type="float">
            <text:p>277.99</text:p>
          </table:table-cell>
          <table:table-cell table:formula="of:=[.M7]+[.T7]" office:value-type="float" office:value="16.67386101925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6.9581502890173" calcext:value-type="float">
            <text:p>26.96</text:p>
          </table:table-cell>
          <table:table-cell table:formula="of:=[.R7]/[.G7]" office:value-type="float" office:value="0.884816129132386" calcext:value-type="float">
            <text:p>0.88</text:p>
          </table:table-cell>
          <table:table-cell table:formula="of:=[.U7]/[.G7]" office:value-type="float" office:value="9.26633682402786" calcext:value-type="float">
            <text:p>9.27</text:p>
          </table:table-cell>
          <table:table-cell table:formula="of:=[.V7]/[.G7]" office:value-type="float" office:value="0.555795367308333" calcext:value-type="float">
            <text:p>0.56</text:p>
          </table:table-cell>
          <table:table-cell/>
          <table:table-cell table:formula="of:=([.F7]-[.$AE$5])^2" office:value-type="float" office:value="4.33467229156751" calcext:value-type="float">
            <text:p>4.3346722916</text:p>
          </table:table-cell>
          <table:table-cell table:number-columns-repeated="4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633682402786" calcext:value-type="float">
            <text:p>9.266336824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95367308333" calcext:value-type="float">
            <text:p>0.5557953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51.771098265896" calcext:value-type="float">
            <text:p>751.77</text:p>
          </table:table-cell>
          <table:table-cell table:formula="of:=SQRT([.K8]^2*[.$B$5]^2+[.$C$5]^2*[.J8]^2)" office:value-type="float" office:value="25.4092086657483" calcext:value-type="float">
            <text:p>25.41</text:p>
          </table:table-cell>
          <table:table-cell table:formula="of:=2*[.O8]*[.Q8]*[.$B$3]/[.G8]" office:value-type="float" office:value="0.00931809095684542" calcext:value-type="float">
            <text:p>0.0093</text:p>
          </table:table-cell>
          <table:table-cell table:formula="of:=SQRT((2*[.$B$3]/[.G8])^2*([.O8]^2*[.R8]^2+[.Q8]^2*[.P8]^2))" office:value-type="float" office:value="0.00050276978215241" calcext:value-type="float">
            <text:p>0.0005</text:p>
          </table:table-cell>
          <table:table-cell table:formula="of:=[.L8]-[.S8]" office:value-type="float" office:value="211.990681909043" calcext:value-type="float">
            <text:p>211.99</text:p>
          </table:table-cell>
          <table:table-cell table:formula="of:=[.M8]+[.T8]" office:value-type="float" office:value="14.5607225483432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5.0590366088632" calcext:value-type="float">
            <text:p>25.06</text:p>
          </table:table-cell>
          <table:table-cell table:formula="of:=[.R8]/[.G8]" office:value-type="float" office:value="0.846973622191609" calcext:value-type="float">
            <text:p>0.85</text:p>
          </table:table-cell>
          <table:table-cell table:formula="of:=[.U8]/[.G8]" office:value-type="float" office:value="7.06635606363477" calcext:value-type="float">
            <text:p>7.07</text:p>
          </table:table-cell>
          <table:table-cell table:formula="of:=[.V8]/[.G8]" office:value-type="float" office:value="0.485357418278106" calcext:value-type="float">
            <text:p>0.49</text:p>
          </table:table-cell>
          <table:table-cell/>
          <table:table-cell table:formula="of:=([.F8]-[.$AE$5])^2" office:value-type="float" office:value="9.49864745555085" calcext:value-type="float">
            <text:p>9.4986474556</text:p>
          </table:table-cell>
          <table:table-cell table:number-columns-repeated="4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35606363477" calcext:value-type="float">
            <text:p>7.0663560636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57418278106" calcext:value-type="float">
            <text:p>0.485357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780.257803468208" calcext:value-type="float">
            <text:p>780.26</text:p>
          </table:table-cell>
          <table:table-cell table:formula="of:=SQRT([.K9]^2*[.$B$5]^2+[.$C$5]^2*[.J9]^2)" office:value-type="float" office:value="25.9796403735122" calcext:value-type="float">
            <text:p>25.98</text:p>
          </table:table-cell>
          <table:table-cell table:formula="of:=2*[.O9]*[.Q9]*[.$B$3]/[.G9]" office:value-type="float" office:value="0.00960006781771604" calcext:value-type="float">
            <text:p>0.0096</text:p>
          </table:table-cell>
          <table:table-cell table:formula="of:=SQRT((2*[.$B$3]/[.G9])^2*([.O9]^2*[.R9]^2+[.Q9]^2*[.P9]^2))" office:value-type="float" office:value="0.000515582538873039" calcext:value-type="float">
            <text:p>0.0005</text:p>
          </table:table-cell>
          <table:table-cell table:formula="of:=[.L9]-[.S9]" office:value-type="float" office:value="202.990399932182" calcext:value-type="float">
            <text:p>202.99</text:p>
          </table:table-cell>
          <table:table-cell table:formula="of:=[.M9]+[.T9]" office:value-type="float" office:value="14.2483224313139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6.0085934489403" calcext:value-type="float">
            <text:p>26.01</text:p>
          </table:table-cell>
          <table:table-cell table:formula="of:=[.R9]/[.G9]" office:value-type="float" office:value="0.865988012450405" calcext:value-type="float">
            <text:p>0.87</text:p>
          </table:table-cell>
          <table:table-cell table:formula="of:=[.U9]/[.G9]" office:value-type="float" office:value="6.76634666440608" calcext:value-type="float">
            <text:p>6.77</text:p>
          </table:table-cell>
          <table:table-cell table:formula="of:=[.V9]/[.G9]" office:value-type="float" office:value="0.474944081043796" calcext:value-type="float">
            <text:p>0.47</text:p>
          </table:table-cell>
          <table:table-cell/>
          <table:table-cell table:formula="of:=([.F9]-[.$AE$5])^2" office:value-type="float" office:value="16.6626226195342" calcext:value-type="float">
            <text:p>16.6626226195</text:p>
          </table:table-cell>
          <table:table-cell table:number-columns-repeated="4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634666440608" calcext:value-type="float">
            <text:p>6.7663466644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44081043796" calcext:value-type="float">
            <text:p>0.47494408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783.731791907515" calcext:value-type="float">
            <text:p>783.73</text:p>
          </table:table-cell>
          <table:table-cell table:formula="of:=SQRT([.K10]^2*[.$B$5]^2+[.$C$5]^2*[.J10]^2)" office:value-type="float" office:value="26.0488156047486" calcext:value-type="float">
            <text:p>26.05</text:p>
          </table:table-cell>
          <table:table-cell table:formula="of:=2*[.O10]*[.Q10]*[.$B$3]/[.G10]" office:value-type="float" office:value="0.00974102458670279" calcext:value-type="float">
            <text:p>0.0097</text:p>
          </table:table-cell>
          <table:table-cell table:formula="of:=SQRT((2*[.$B$3]/[.G10])^2*([.O10]^2*[.R10]^2+[.Q10]^2*[.P10]^2))" office:value-type="float" office:value="0.000521946801797437" calcext:value-type="float">
            <text:p>0.0005</text:p>
          </table:table-cell>
          <table:table-cell table:formula="of:=[.L10]-[.S10]" office:value-type="float" office:value="167.990258975413" calcext:value-type="float">
            <text:p>167.99</text:p>
          </table:table-cell>
          <table:table-cell table:formula="of:=[.M10]+[.T10]" office:value-type="float" office:value="12.9620033436175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6.1243930635838" calcext:value-type="float">
            <text:p>26.12</text:p>
          </table:table-cell>
          <table:table-cell table:formula="of:=[.R10]/[.G10]" office:value-type="float" office:value="0.868293853491621" calcext:value-type="float">
            <text:p>0.87</text:p>
          </table:table-cell>
          <table:table-cell table:formula="of:=[.U10]/[.G10]" office:value-type="float" office:value="5.59967529918044" calcext:value-type="float">
            <text:p>5.60</text:p>
          </table:table-cell>
          <table:table-cell table:formula="of:=[.V10]/[.G10]" office:value-type="float" office:value="0.432066778120584" calcext:value-type="float">
            <text:p>0.43</text:p>
          </table:table-cell>
          <table:table-cell/>
          <table:table-cell table:formula="of:=([.F10]-[.$AE$5])^2" office:value-type="float" office:value="25.8265977835175" calcext:value-type="float">
            <text:p>25.8265977835</text:p>
          </table:table-cell>
          <table:table-cell table:number-columns-repeated="4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67529918044" calcext:value-type="float">
            <text:p>5.5996752992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66778120584" calcext:value-type="float">
            <text:p>0.432066778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770.53063583815" calcext:value-type="float">
            <text:p>770.53</text:p>
          </table:table-cell>
          <table:table-cell table:formula="of:=SQRT([.K11]^2*[.$B$5]^2+[.$C$5]^2*[.J11]^2)" office:value-type="float" office:value="25.7855056838418" calcext:value-type="float">
            <text:p>25.79</text:p>
          </table:table-cell>
          <table:table-cell table:formula="of:=2*[.O11]*[.Q11]*[.$B$3]/[.G11]" office:value-type="float" office:value="0.00979640046023329" calcext:value-type="float">
            <text:p>0.0098</text:p>
          </table:table-cell>
          <table:table-cell table:formula="of:=SQRT((2*[.$B$3]/[.G11])^2*([.O11]^2*[.R11]^2+[.Q11]^2*[.P11]^2))" office:value-type="float" office:value="0.000524425177608376" calcext:value-type="float">
            <text:p>0.0005</text:p>
          </table:table-cell>
          <table:table-cell table:formula="of:=[.L11]-[.S11]" office:value-type="float" office:value="154.99020359954" calcext:value-type="float">
            <text:p>154.99</text:p>
          </table:table-cell>
          <table:table-cell table:formula="of:=[.M11]+[.T11]" office:value-type="float" office:value="12.4504240231663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5.6843545279383" calcext:value-type="float">
            <text:p>25.68</text:p>
          </table:table-cell>
          <table:table-cell table:formula="of:=[.R11]/[.G11]" office:value-type="float" office:value="0.859516856128059" calcext:value-type="float">
            <text:p>0.86</text:p>
          </table:table-cell>
          <table:table-cell table:formula="of:=[.U11]/[.G11]" office:value-type="float" office:value="5.16634011998466" calcext:value-type="float">
            <text:p>5.17</text:p>
          </table:table-cell>
          <table:table-cell table:formula="of:=[.V11]/[.G11]" office:value-type="float" office:value="0.415014134105545" calcext:value-type="float">
            <text:p>0.42</text:p>
          </table:table-cell>
          <table:table-cell/>
          <table:table-cell table:formula="of:=([.F11]-[.$AE$5])^2" office:value-type="float" office:value="36.9905729475009" calcext:value-type="float">
            <text:p>36.9905729475</text:p>
          </table:table-cell>
          <table:table-cell table:number-columns-repeated="4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634011998466" calcext:value-type="float">
            <text:p>5.16634012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5014134105545" calcext:value-type="float">
            <text:p>0.415014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781.647398843931" calcext:value-type="float">
            <text:p>781.65</text:p>
          </table:table-cell>
          <table:table-cell table:formula="of:=SQRT([.K12]^2*[.$B$5]^2+[.$C$5]^2*[.J12]^2)" office:value-type="float" office:value="26.0073203966581" calcext:value-type="float">
            <text:p>26.01</text:p>
          </table:table-cell>
          <table:table-cell table:formula="of:=2*[.O12]*[.Q12]*[.$B$3]/[.G12]" office:value-type="float" office:value="0.0100891184675277" calcext:value-type="float">
            <text:p>0.0101</text:p>
          </table:table-cell>
          <table:table-cell table:formula="of:=SQRT((2*[.$B$3]/[.G12])^2*([.O12]^2*[.R12]^2+[.Q12]^2*[.P12]^2))" office:value-type="float" office:value="0.000537613944469697" calcext:value-type="float">
            <text:p>0.0005</text:p>
          </table:table-cell>
          <table:table-cell table:formula="of:=[.L12]-[.S12]" office:value-type="float" office:value="113.989910881532" calcext:value-type="float">
            <text:p>113.99</text:p>
          </table:table-cell>
          <table:table-cell table:formula="of:=[.M12]+[.T12]" office:value-type="float" office:value="10.6776158659758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6.0549132947977" calcext:value-type="float">
            <text:p>26.05</text:p>
          </table:table-cell>
          <table:table-cell table:formula="of:=[.R12]/[.G12]" office:value-type="float" office:value="0.866910679888603" calcext:value-type="float">
            <text:p>0.87</text:p>
          </table:table-cell>
          <table:table-cell table:formula="of:=[.U12]/[.G12]" office:value-type="float" office:value="3.79966369605108" calcext:value-type="float">
            <text:p>3.80</text:p>
          </table:table-cell>
          <table:table-cell table:formula="of:=[.V12]/[.G12]" office:value-type="float" office:value="0.355920528865859" calcext:value-type="float">
            <text:p>0.36</text:p>
          </table:table-cell>
          <table:table-cell/>
          <table:table-cell table:formula="of:=([.F12]-[.$AE$5])^2" office:value-type="float" office:value="50.1545481114842" calcext:value-type="float">
            <text:p>50.1545481115</text:p>
          </table:table-cell>
          <table:table-cell table:number-columns-repeated="4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66369605108" calcext:value-type="float">
            <text:p>3.7996636961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20528865859" calcext:value-type="float">
            <text:p>0.3559205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414" calcext:value-type="float">
            <text:p>84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782.342196531792" calcext:value-type="float">
            <text:p>782.34</text:p>
          </table:table-cell>
          <table:table-cell table:formula="of:=SQRT([.K13]^2*[.$B$5]^2+[.$C$5]^2*[.J13]^2)" office:value-type="float" office:value="26.0211554376254" calcext:value-type="float">
            <text:p>26.02</text:p>
          </table:table-cell>
          <table:table-cell table:formula="of:=2*[.O13]*[.Q13]*[.$B$3]/[.G13]" office:value-type="float" office:value="0.0100000468973678" calcext:value-type="float">
            <text:p>0.0100</text:p>
          </table:table-cell>
          <table:table-cell table:formula="of:=SQRT((2*[.$B$3]/[.G13])^2*([.O13]^2*[.R13]^2+[.Q13]^2*[.P13]^2))" office:value-type="float" office:value="0.000533604988589846" calcext:value-type="float">
            <text:p>0.0005</text:p>
          </table:table-cell>
          <table:table-cell table:formula="of:=[.L13]-[.S13]" office:value-type="float" office:value="74.9899999531026" calcext:value-type="float">
            <text:p>74.99</text:p>
          </table:table-cell>
          <table:table-cell table:formula="of:=[.M13]+[.T13]" office:value-type="float" office:value="8.6607876428329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6.0780732177264" calcext:value-type="float">
            <text:p>26.08</text:p>
          </table:table-cell>
          <table:table-cell table:formula="of:=[.R13]/[.G13]" office:value-type="float" office:value="0.867371847920847" calcext:value-type="float">
            <text:p>0.87</text:p>
          </table:table-cell>
          <table:table-cell table:formula="of:=[.U13]/[.G13]" office:value-type="float" office:value="2.49966666510342" calcext:value-type="float">
            <text:p>2.50</text:p>
          </table:table-cell>
          <table:table-cell table:formula="of:=[.V13]/[.G13]" office:value-type="float" office:value="0.288692921427766" calcext:value-type="float">
            <text:p>0.29</text:p>
          </table:table-cell>
          <table:table-cell/>
          <table:table-cell table:formula="of:=([.F13]-[.$AE$5])^2" office:value-type="float" office:value="65.3185232754675" calcext:value-type="float">
            <text:p>65.3185232755</text:p>
          </table:table-cell>
          <table:table-cell table:number-columns-repeated="4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66666510342" calcext:value-type="float">
            <text:p>2.4996666651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92921427766" calcext:value-type="float">
            <text:p>0.28869292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795.543352601156" calcext:value-type="float">
            <text:p>795.54</text:p>
          </table:table-cell>
          <table:table-cell table:formula="of:=SQRT([.K14]^2*[.$B$5]^2+[.$C$5]^2*[.J14]^2)" office:value-type="float" office:value="26.283398889638" calcext:value-type="float">
            <text:p>26.28</text:p>
          </table:table-cell>
          <table:table-cell table:formula="of:=2*[.O14]*[.Q14]*[.$B$3]/[.G14]" office:value-type="float" office:value="0.00974282137390853" calcext:value-type="float">
            <text:p>0.0097</text:p>
          </table:table-cell>
          <table:table-cell table:formula="of:=SQRT((2*[.$B$3]/[.G14])^2*([.O14]^2*[.R14]^2+[.Q14]^2*[.P14]^2))" office:value-type="float" office:value="0.000522086705589754" calcext:value-type="float">
            <text:p>0.0005</text:p>
          </table:table-cell>
          <table:table-cell table:formula="of:=[.L14]-[.S14]" office:value-type="float" office:value="48.9902571786261" calcext:value-type="float">
            <text:p>48.99</text:p>
          </table:table-cell>
          <table:table-cell table:formula="of:=[.M14]+[.T14]" office:value-type="float" office:value="7.00052208670559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6.5181117533719" calcext:value-type="float">
            <text:p>26.52</text:p>
          </table:table-cell>
          <table:table-cell table:formula="of:=[.R14]/[.G14]" office:value-type="float" office:value="0.876113296321268" calcext:value-type="float">
            <text:p>0.88</text:p>
          </table:table-cell>
          <table:table-cell table:formula="of:=[.U14]/[.G14]" office:value-type="float" office:value="1.63300857262087" calcext:value-type="float">
            <text:p>1.63</text:p>
          </table:table-cell>
          <table:table-cell table:formula="of:=[.V14]/[.G14]" office:value-type="float" office:value="0.23335073622352" calcext:value-type="float">
            <text:p>0.23</text:p>
          </table:table-cell>
          <table:table-cell/>
          <table:table-cell table:formula="of:=([.F14]-[.$AE$5])^2" office:value-type="float" office:value="82.4824984394509" calcext:value-type="float">
            <text:p>82.4824984395</text:p>
          </table:table-cell>
          <table:table-cell table:number-columns-repeated="4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300857262087" calcext:value-type="float">
            <text:p>1.6330085726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5073622352" calcext:value-type="float">
            <text:p>0.233350736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44.823121387283" calcext:value-type="float">
            <text:p>744.82</text:p>
          </table:table-cell>
          <table:table-cell table:formula="of:=SQRT([.K15]^2*[.$B$5]^2+[.$C$5]^2*[.J15]^2)" office:value-type="float" office:value="25.2691884151004" calcext:value-type="float">
            <text:p>25.27</text:p>
          </table:table-cell>
          <table:table-cell table:formula="of:=2*[.O15]*[.Q15]*[.$B$3]/[.G15]" office:value-type="float" office:value="0.00929136869426123" calcext:value-type="float">
            <text:p>0.0093</text:p>
          </table:table-cell>
          <table:table-cell table:formula="of:=SQRT((2*[.$B$3]/[.G15])^2*([.O15]^2*[.R15]^2+[.Q15]^2*[.P15]^2))" office:value-type="float" office:value="0.000501564304555238" calcext:value-type="float">
            <text:p>0.0005</text:p>
          </table:table-cell>
          <table:table-cell table:formula="of:=[.L15]-[.S15]" office:value-type="float" office:value="38.9907086313057" calcext:value-type="float">
            <text:p>38.99</text:p>
          </table:table-cell>
          <table:table-cell table:formula="of:=[.M15]+[.T15]" office:value-type="float" office:value="6.24549956270295" calcext:value-type="float">
            <text:p>6.25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4.8274373795761" calcext:value-type="float">
            <text:p>24.83</text:p>
          </table:table-cell>
          <table:table-cell table:formula="of:=[.R15]/[.G15]" office:value-type="float" office:value="0.842306280503346" calcext:value-type="float">
            <text:p>0.84</text:p>
          </table:table-cell>
          <table:table-cell table:formula="of:=[.U15]/[.G15]" office:value-type="float" office:value="1.29969028771019" calcext:value-type="float">
            <text:p>1.30</text:p>
          </table:table-cell>
          <table:table-cell table:formula="of:=[.V15]/[.G15]" office:value-type="float" office:value="0.208183318756765" calcext:value-type="float">
            <text:p>0.21</text:p>
          </table:table-cell>
          <table:table-cell/>
          <table:table-cell table:formula="of:=([.F15]-[.$AE$5])^2" office:value-type="float" office:value="101.646473603434" calcext:value-type="float">
            <text:p>101.6464736034</text:p>
          </table:table-cell>
          <table:table-cell table:number-columns-repeated="4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69028771019" calcext:value-type="float">
            <text:p>1.299690287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83318756765" calcext:value-type="float">
            <text:p>0.208183318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083.83468208092" calcext:value-type="float">
            <text:p>5083.83</text:p>
          </table:table-cell>
          <table:table-cell table:formula="of:=SQRT([.K16]^2*[.$B$5]^2+[.$C$5]^2*[.J16]^2)" office:value-type="float" office:value="95.7644905185456" calcext:value-type="float">
            <text:p>95.76</text:p>
          </table:table-cell>
          <table:table-cell table:formula="of:=2*[.O16]*[.Q16]*[.$B$3]/[.G16]" office:value-type="float" office:value="0.0638618545228059" calcext:value-type="float">
            <text:p>0.0639</text:p>
          </table:table-cell>
          <table:table-cell table:formula="of:=SQRT((2*[.$B$3]/[.G16])^2*([.O16]^2*[.R16]^2+[.Q16]^2*[.P16]^2))" office:value-type="float" office:value="0.00233829900367664" calcext:value-type="float">
            <text:p>0.0023</text:p>
          </table:table-cell>
          <table:table-cell table:formula="of:=[.L16]-[.S16]" office:value-type="float" office:value="27.9361381454772" calcext:value-type="float">
            <text:p>27.94</text:p>
          </table:table-cell>
          <table:table-cell table:formula="of:=[.M16]+[.T16]" office:value-type="float" office:value="5.29384092113286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5.4191734104046" calcext:value-type="float">
            <text:p>25.42</text:p>
          </table:table-cell>
          <table:table-cell table:formula="of:=[.R16]/[.G16]" office:value-type="float" office:value="0.478822452592728" calcext:value-type="float">
            <text:p>0.48</text:p>
          </table:table-cell>
          <table:table-cell table:formula="of:=[.U16]/[.G16]" office:value-type="float" office:value="0.139680690727386" calcext:value-type="float">
            <text:p>0.14</text:p>
          </table:table-cell>
          <table:table-cell table:formula="of:=[.V16]/[.G16]" office:value-type="float" office:value="0.0264692046056643" calcext:value-type="float">
            <text:p>0.03</text:p>
          </table:table-cell>
          <table:table-cell/>
          <table:table-cell table:formula="of:=([.F16]-[.$AE$5])^2" office:value-type="float" office:value="145.974423931401" calcext:value-type="float">
            <text:p>145.9744239314</text:p>
          </table:table-cell>
          <table:table-cell table:number-columns-repeated="4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680690727386" calcext:value-type="float">
            <text:p>0.1396806907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692046056643" calcext:value-type="float">
            <text:p>0.026469204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097.03583815029" calcext:value-type="float">
            <text:p>5097.04</text:p>
          </table:table-cell>
          <table:table-cell table:formula="of:=SQRT([.K17]^2*[.$B$5]^2+[.$C$5]^2*[.J17]^2)" office:value-type="float" office:value="95.9652605097415" calcext:value-type="float">
            <text:p>95.97</text:p>
          </table:table-cell>
          <table:table-cell table:formula="of:=2*[.O17]*[.Q17]*[.$B$3]/[.G17]" office:value-type="float" office:value="0.0633831393571084" calcext:value-type="float">
            <text:p>0.0634</text:p>
          </table:table-cell>
          <table:table-cell table:formula="of:=SQRT((2*[.$B$3]/[.G17])^2*([.O17]^2*[.R17]^2+[.Q17]^2*[.P17]^2))" office:value-type="float" office:value="0.00232166166958181" calcext:value-type="float">
            <text:p>0.0023</text:p>
          </table:table-cell>
          <table:table-cell table:formula="of:=[.L17]-[.S17]" office:value-type="float" office:value="13.9366168606429" calcext:value-type="float">
            <text:p>13.94</text:p>
          </table:table-cell>
          <table:table-cell table:formula="of:=[.M17]+[.T17]" office:value-type="float" office:value="3.74397904844352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5.4851791907514" calcext:value-type="float">
            <text:p>25.49</text:p>
          </table:table-cell>
          <table:table-cell table:formula="of:=[.R17]/[.G17]" office:value-type="float" office:value="0.479826302548707" calcext:value-type="float">
            <text:p>0.48</text:p>
          </table:table-cell>
          <table:table-cell table:formula="of:=[.U17]/[.G17]" office:value-type="float" office:value="0.0696830843032145" calcext:value-type="float">
            <text:p>0.07</text:p>
          </table:table-cell>
          <table:table-cell table:formula="of:=[.V17]/[.G17]" office:value-type="float" office:value="0.0187198952422176" calcext:value-type="float">
            <text:p>0.02</text:p>
          </table:table-cell>
          <table:table-cell/>
          <table:table-cell table:formula="of:=([.F17]-[.$AE$5])^2" office:value-type="float" office:value="227.466349423351" calcext:value-type="float">
            <text:p>227.4663494234</text:p>
          </table:table-cell>
          <table:table-cell table:number-columns-repeated="4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6830843032145" calcext:value-type="float">
            <text:p>0.0696830843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198952422176" calcext:value-type="float">
            <text:p>0.01871989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083.83468208092" calcext:value-type="float">
            <text:p>5083.83</text:p>
          </table:table-cell>
          <table:table-cell table:formula="of:=SQRT([.K18]^2*[.$B$5]^2+[.$C$5]^2*[.J18]^2)" office:value-type="float" office:value="95.7644905185456" calcext:value-type="float">
            <text:p>95.76</text:p>
          </table:table-cell>
          <table:table-cell table:formula="of:=2*[.O18]*[.Q18]*[.$B$3]/[.G18]" office:value-type="float" office:value="0.0638618545228059" calcext:value-type="float">
            <text:p>0.0639</text:p>
          </table:table-cell>
          <table:table-cell table:formula="of:=SQRT((2*[.$B$3]/[.G18])^2*([.O18]^2*[.R18]^2+[.Q18]^2*[.P18]^2))" office:value-type="float" office:value="0.00233829900367664" calcext:value-type="float">
            <text:p>0.0023</text:p>
          </table:table-cell>
          <table:table-cell table:formula="of:=[.L18]-[.S18]" office:value-type="float" office:value="9.93613814547719" calcext:value-type="float">
            <text:p>9.94</text:p>
          </table:table-cell>
          <table:table-cell table:formula="of:=[.M18]+[.T18]" office:value-type="float" office:value="3.16461595917206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5.4191734104046" calcext:value-type="float">
            <text:p>25.42</text:p>
          </table:table-cell>
          <table:table-cell table:formula="of:=[.R18]/[.G18]" office:value-type="float" office:value="0.478822452592728" calcext:value-type="float">
            <text:p>0.48</text:p>
          </table:table-cell>
          <table:table-cell table:formula="of:=[.U18]/[.G18]" office:value-type="float" office:value="0.049680690727386" calcext:value-type="float">
            <text:p>0.05</text:p>
          </table:table-cell>
          <table:table-cell table:formula="of:=[.V18]/[.G18]" office:value-type="float" office:value="0.0158230797958603" calcext:value-type="float">
            <text:p>0.02</text:p>
          </table:table-cell>
          <table:table-cell/>
          <table:table-cell table:formula="of:=([.F18]-[.$AE$5])^2" office:value-type="float" office:value="403.286225243268" calcext:value-type="float">
            <text:p>403.2862252433</text:p>
          </table:table-cell>
          <table:table-cell table:number-columns-repeated="4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680690727386" calcext:value-type="float">
            <text:p>0.0496806907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230797958603" calcext:value-type="float">
            <text:p>0.015823079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764.277456647399" calcext:value-type="float">
            <text:p>764.28</text:p>
          </table:table-cell>
          <table:table-cell table:formula="of:=SQRT([.K19]^2*[.$B$5]^2+[.$C$5]^2*[.J19]^2)" office:value-type="float" office:value="25.6603540304328" calcext:value-type="float">
            <text:p>25.66</text:p>
          </table:table-cell>
          <table:table-cell table:formula="of:=2*[.O19]*[.Q19]*[.$B$3]/[.G19]" office:value-type="float" office:value="0.0095427605958234" calcext:value-type="float">
            <text:p>0.0095</text:p>
          </table:table-cell>
          <table:table-cell table:formula="of:=SQRT((2*[.$B$3]/[.G19])^2*([.O19]^2*[.R19]^2+[.Q19]^2*[.P19]^2))" office:value-type="float" office:value="0.000512957844527015" calcext:value-type="float">
            <text:p>0.0005</text:p>
          </table:table-cell>
          <table:table-cell table:formula="of:=[.L19]-[.S19]" office:value-type="float" office:value="327.990457239404" calcext:value-type="float">
            <text:p>327.99</text:p>
          </table:table-cell>
          <table:table-cell table:formula="of:=[.M19]+[.T19]" office:value-type="float" office:value="18.1112832341194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5.47591522158" calcext:value-type="float">
            <text:p>25.48</text:p>
          </table:table-cell>
          <table:table-cell table:formula="of:=[.R19]/[.G19]" office:value-type="float" office:value="0.855345134347759" calcext:value-type="float">
            <text:p>0.86</text:p>
          </table:table-cell>
          <table:table-cell table:formula="of:=[.U19]/[.G19]" office:value-type="float" office:value="10.9330152413135" calcext:value-type="float">
            <text:p>10.93</text:p>
          </table:table-cell>
          <table:table-cell table:formula="of:=[.V19]/[.G19]" office:value-type="float" office:value="0.603709441137312" calcext:value-type="float">
            <text:p>0.60</text:p>
          </table:table-cell>
          <table:table-cell/>
          <table:table-cell table:formula="of:=([.F19]-[.$AE$5])^2" office:value-type="float" office:value="0.842746799617505" calcext:value-type="float">
            <text:p>0.8427467996</text:p>
          </table:table-cell>
          <table:table-cell table:number-columns-repeated="4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30152413135" calcext:value-type="float">
            <text:p>10.9330152413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709441137312" calcext:value-type="float">
            <text:p>0.60370944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761.498265895954" calcext:value-type="float">
            <text:p>761.50</text:p>
          </table:table-cell>
          <table:table-cell table:formula="of:=SQRT([.K20]^2*[.$B$5]^2+[.$C$5]^2*[.J20]^2)" office:value-type="float" office:value="25.6046416629931" calcext:value-type="float">
            <text:p>25.60</text:p>
          </table:table-cell>
          <table:table-cell table:formula="of:=2*[.O20]*[.Q20]*[.$B$3]/[.G20]" office:value-type="float" office:value="0.00917840064580105" calcext:value-type="float">
            <text:p>0.0092</text:p>
          </table:table-cell>
          <table:table-cell table:formula="of:=SQRT((2*[.$B$3]/[.G20])^2*([.O20]^2*[.R20]^2+[.Q20]^2*[.P20]^2))" office:value-type="float" office:value="0.000496443681588362" calcext:value-type="float">
            <text:p>0.0005</text:p>
          </table:table-cell>
          <table:table-cell table:formula="of:=[.L20]-[.S20]" office:value-type="float" office:value="269.990821599354" calcext:value-type="float">
            <text:p>269.99</text:p>
          </table:table-cell>
          <table:table-cell table:formula="of:=[.M20]+[.T20]" office:value-type="float" office:value="16.432173168836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5.3832755298651" calcext:value-type="float">
            <text:p>25.38</text:p>
          </table:table-cell>
          <table:table-cell table:formula="of:=[.R20]/[.G20]" office:value-type="float" office:value="0.853488055433104" calcext:value-type="float">
            <text:p>0.85</text:p>
          </table:table-cell>
          <table:table-cell table:formula="of:=[.U20]/[.G20]" office:value-type="float" office:value="8.99969405331181" calcext:value-type="float">
            <text:p>9.00</text:p>
          </table:table-cell>
          <table:table-cell table:formula="of:=[.V20]/[.G20]" office:value-type="float" office:value="0.547739105627886" calcext:value-type="float">
            <text:p>0.55</text:p>
          </table:table-cell>
          <table:table-cell/>
          <table:table-cell table:formula="of:=([.F20]-[.$AE$5])^2" office:value-type="float" office:value="3.67877163563417" calcext:value-type="float">
            <text:p>3.6787716356</text:p>
          </table:table-cell>
          <table:table-cell table:number-columns-repeated="4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69405331181" calcext:value-type="float">
            <text:p>8.9996940533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39105627886" calcext:value-type="float">
            <text:p>0.54773910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767.751445086705" calcext:value-type="float">
            <text:p>767.75</text:p>
          </table:table-cell>
          <table:table-cell table:formula="of:=SQRT([.K21]^2*[.$B$5]^2+[.$C$5]^2*[.J21]^2)" office:value-type="float" office:value="25.7299169480239" calcext:value-type="float">
            <text:p>25.73</text:p>
          </table:table-cell>
          <table:table-cell table:formula="of:=2*[.O21]*[.Q21]*[.$B$3]/[.G21]" office:value-type="float" office:value="0.00977855923397003" calcext:value-type="float">
            <text:p>0.0098</text:p>
          </table:table-cell>
          <table:table-cell table:formula="of:=SQRT((2*[.$B$3]/[.G21])^2*([.O21]^2*[.R21]^2+[.Q21]^2*[.P21]^2))" office:value-type="float" office:value="0.000523621789701229" calcext:value-type="float">
            <text:p>0.0005</text:p>
          </table:table-cell>
          <table:table-cell table:formula="of:=[.L21]-[.S21]" office:value-type="float" office:value="232.990221440766" calcext:value-type="float">
            <text:p>232.99</text:p>
          </table:table-cell>
          <table:table-cell table:formula="of:=[.M21]+[.T21]" office:value-type="float" office:value="15.2648611442634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5.5917148362235" calcext:value-type="float">
            <text:p>25.59</text:p>
          </table:table-cell>
          <table:table-cell table:formula="of:=[.R21]/[.G21]" office:value-type="float" office:value="0.857663898267462" calcext:value-type="float">
            <text:p>0.86</text:p>
          </table:table-cell>
          <table:table-cell table:formula="of:=[.U21]/[.G21]" office:value-type="float" office:value="7.7663407146922" calcext:value-type="float">
            <text:p>7.77</text:p>
          </table:table-cell>
          <table:table-cell table:formula="of:=[.V21]/[.G21]" office:value-type="float" office:value="0.508828704808782" calcext:value-type="float">
            <text:p>0.51</text:p>
          </table:table-cell>
          <table:table-cell/>
          <table:table-cell table:formula="of:=([.F21]-[.$AE$5])^2" office:value-type="float" office:value="8.51479647165083" calcext:value-type="float">
            <text:p>8.5147964717</text:p>
          </table:table-cell>
          <table:table-cell table:number-columns-repeated="4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63407146922" calcext:value-type="float">
            <text:p>7.7663407147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28704808782" calcext:value-type="float">
            <text:p>0.50882870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851.127167630058" calcext:value-type="float">
            <text:p>851.13</text:p>
          </table:table-cell>
          <table:table-cell table:formula="of:=SQRT([.K22]^2*[.$B$5]^2+[.$C$5]^2*[.J22]^2)" office:value-type="float" office:value="27.3752621586202" calcext:value-type="float">
            <text:p>27.38</text:p>
          </table:table-cell>
          <table:table-cell table:formula="of:=2*[.O22]*[.Q22]*[.$B$3]/[.G22]" office:value-type="float" office:value="0.0103265793317237" calcext:value-type="float">
            <text:p>0.0103</text:p>
          </table:table-cell>
          <table:table-cell table:formula="of:=SQRT((2*[.$B$3]/[.G22])^2*([.O22]^2*[.R22]^2+[.Q22]^2*[.P22]^2))" office:value-type="float" office:value="0.000548694679711481" calcext:value-type="float">
            <text:p>0.0005</text:p>
          </table:table-cell>
          <table:table-cell table:formula="of:=[.L22]-[.S22]" office:value-type="float" office:value="226.989673420668" calcext:value-type="float">
            <text:p>226.99</text:p>
          </table:table-cell>
          <table:table-cell table:formula="of:=[.M22]+[.T22]" office:value-type="float" office:value="15.0670678679991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28.3709055876686" calcext:value-type="float">
            <text:p>28.37</text:p>
          </table:table-cell>
          <table:table-cell table:formula="of:=[.R22]/[.G22]" office:value-type="float" office:value="0.912508738620672" calcext:value-type="float">
            <text:p>0.91</text:p>
          </table:table-cell>
          <table:table-cell table:formula="of:=[.U22]/[.G22]" office:value-type="float" office:value="7.56632244735561" calcext:value-type="float">
            <text:p>7.57</text:p>
          </table:table-cell>
          <table:table-cell table:formula="of:=[.V22]/[.G22]" office:value-type="float" office:value="0.502235595599969" calcext:value-type="float">
            <text:p>0.50</text:p>
          </table:table-cell>
          <table:table-cell/>
          <table:table-cell table:formula="of:=([.F22]-[.$AE$5])^2" office:value-type="float" office:value="15.3508213076675" calcext:value-type="float">
            <text:p>15.3508213077</text:p>
          </table:table-cell>
          <table:table-cell table:number-columns-repeated="4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632244735561" calcext:value-type="float">
            <text:p>7.5663224474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35595599969" calcext:value-type="float">
            <text:p>0.50223559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766.361849710983" calcext:value-type="float">
            <text:p>766.36</text:p>
          </table:table-cell>
          <table:table-cell table:formula="of:=SQRT([.K23]^2*[.$B$5]^2+[.$C$5]^2*[.J23]^2)" office:value-type="float" office:value="25.7021020806921" calcext:value-type="float">
            <text:p>25.70</text:p>
          </table:table-cell>
          <table:table-cell table:formula="of:=2*[.O23]*[.Q23]*[.$B$3]/[.G23]" office:value-type="float" office:value="0.00937671212885328" calcext:value-type="float">
            <text:p>0.0094</text:p>
          </table:table-cell>
          <table:table-cell table:formula="of:=SQRT((2*[.$B$3]/[.G23])^2*([.O23]^2*[.R23]^2+[.Q23]^2*[.P23]^2))" office:value-type="float" office:value="0.000505444626934513" calcext:value-type="float">
            <text:p>0.0005</text:p>
          </table:table-cell>
          <table:table-cell table:formula="of:=[.L23]-[.S23]" office:value-type="float" office:value="163.990623287871" calcext:value-type="float">
            <text:p>163.99</text:p>
          </table:table-cell>
          <table:table-cell table:formula="of:=[.M23]+[.T23]" office:value-type="float" office:value="12.8067539194926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5.5453949903661" calcext:value-type="float">
            <text:p>25.55</text:p>
          </table:table-cell>
          <table:table-cell table:formula="of:=[.R23]/[.G23]" office:value-type="float" office:value="0.856736736023071" calcext:value-type="float">
            <text:p>0.86</text:p>
          </table:table-cell>
          <table:table-cell table:formula="of:=[.U23]/[.G23]" office:value-type="float" office:value="5.46635410959571" calcext:value-type="float">
            <text:p>5.47</text:p>
          </table:table-cell>
          <table:table-cell table:formula="of:=[.V23]/[.G23]" office:value-type="float" office:value="0.426891797316421" calcext:value-type="float">
            <text:p>0.43</text:p>
          </table:table-cell>
          <table:table-cell/>
          <table:table-cell table:formula="of:=([.F23]-[.$AE$5])^2" office:value-type="float" office:value="24.1868461436842" calcext:value-type="float">
            <text:p>24.1868461437</text:p>
          </table:table-cell>
          <table:table-cell table:number-columns-repeated="4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35410959571" calcext:value-type="float">
            <text:p>5.4663541096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91797316421" calcext:value-type="float">
            <text:p>0.42689179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20" calcext:value-type="float">
            <text:p>1120</text:p>
          </table:table-cell>
          <table:table-cell table:formula="of:=SQRT([.J24])" office:value-type="float" office:value="33.466401061363" calcext:value-type="float">
            <text:p>33.47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778.173410404624" calcext:value-type="float">
            <text:p>778.17</text:p>
          </table:table-cell>
          <table:table-cell table:formula="of:=SQRT([.K24]^2*[.$B$5]^2+[.$C$5]^2*[.J24]^2)" office:value-type="float" office:value="25.9380954061892" calcext:value-type="float">
            <text:p>25.94</text:p>
          </table:table-cell>
          <table:table-cell table:formula="of:=2*[.O24]*[.Q24]*[.$B$3]/[.G24]" office:value-type="float" office:value="0.0103634253424848" calcext:value-type="float">
            <text:p>0.0104</text:p>
          </table:table-cell>
          <table:table-cell table:formula="of:=SQRT((2*[.$B$3]/[.G24])^2*([.O24]^2*[.R24]^2+[.Q24]^2*[.P24]^2))" office:value-type="float" office:value="0.00054996894904123" calcext:value-type="float">
            <text:p>0.0005</text:p>
          </table:table-cell>
          <table:table-cell table:formula="of:=[.L24]-[.S24]" office:value-type="float" office:value="144.989636574658" calcext:value-type="float">
            <text:p>144.99</text:p>
          </table:table-cell>
          <table:table-cell table:formula="of:=[.M24]+[.T24]" office:value-type="float" office:value="12.0421445477413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5.9391136801541" calcext:value-type="float">
            <text:p>25.94</text:p>
          </table:table-cell>
          <table:table-cell table:formula="of:=[.R24]/[.G24]" office:value-type="float" office:value="0.864603180206308" calcext:value-type="float">
            <text:p>0.86</text:p>
          </table:table-cell>
          <table:table-cell table:formula="of:=[.U24]/[.G24]" office:value-type="float" office:value="4.83298788582192" calcext:value-type="float">
            <text:p>4.83</text:p>
          </table:table-cell>
          <table:table-cell table:formula="of:=[.V24]/[.G24]" office:value-type="float" office:value="0.401404818258045" calcext:value-type="float">
            <text:p>0.40</text:p>
          </table:table-cell>
          <table:table-cell/>
          <table:table-cell table:formula="of:=([.F24]-[.$AE$5])^2" office:value-type="float" office:value="35.0228709797008" calcext:value-type="float">
            <text:p>35.0228709797</text:p>
          </table:table-cell>
          <table:table-cell table:number-columns-repeated="4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98788582192" calcext:value-type="float">
            <text:p>4.8329878858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404818258045" calcext:value-type="float">
            <text:p>0.401404818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07.354913294798" calcext:value-type="float">
            <text:p>807.35</text:p>
          </table:table-cell>
          <table:table-cell table:formula="of:=SQRT([.K25]^2*[.$B$5]^2+[.$C$5]^2*[.J25]^2)" office:value-type="float" office:value="26.5170547789469" calcext:value-type="float">
            <text:p>26.52</text:p>
          </table:table-cell>
          <table:table-cell table:formula="of:=2*[.O25]*[.Q25]*[.$B$3]/[.G25]" office:value-type="float" office:value="0.0099610558234668" calcext:value-type="float">
            <text:p>0.0100</text:p>
          </table:table-cell>
          <table:table-cell table:formula="of:=SQRT((2*[.$B$3]/[.G25])^2*([.O25]^2*[.R25]^2+[.Q25]^2*[.P25]^2))" office:value-type="float" office:value="0.000531951839435642" calcext:value-type="float">
            <text:p>0.0005</text:p>
          </table:table-cell>
          <table:table-cell table:formula="of:=[.L25]-[.S25]" office:value-type="float" office:value="109.990038944177" calcext:value-type="float">
            <text:p>109.99</text:p>
          </table:table-cell>
          <table:table-cell table:formula="of:=[.M25]+[.T25]" office:value-type="float" office:value="10.4886204335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6.9118304431599" calcext:value-type="float">
            <text:p>26.91</text:p>
          </table:table-cell>
          <table:table-cell table:formula="of:=[.R25]/[.G25]" office:value-type="float" office:value="0.883901825964898" calcext:value-type="float">
            <text:p>0.88</text:p>
          </table:table-cell>
          <table:table-cell table:formula="of:=[.U25]/[.G25]" office:value-type="float" office:value="3.66633463147255" calcext:value-type="float">
            <text:p>3.67</text:p>
          </table:table-cell>
          <table:table-cell table:formula="of:=[.V25]/[.G25]" office:value-type="float" office:value="0.349620681118032" calcext:value-type="float">
            <text:p>0.35</text:p>
          </table:table-cell>
          <table:table-cell/>
          <table:table-cell table:formula="of:=([.F25]-[.$AE$5])^2" office:value-type="float" office:value="47.8588958157175" calcext:value-type="float">
            <text:p>47.8588958157</text:p>
          </table:table-cell>
          <table:table-cell table:number-columns-repeated="4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633463147255" calcext:value-type="float">
            <text:p>3.6663346315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20681118032" calcext:value-type="float">
            <text:p>0.34962068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770.53063583815" calcext:value-type="float">
            <text:p>770.53</text:p>
          </table:table-cell>
          <table:table-cell table:formula="of:=SQRT([.K26]^2*[.$B$5]^2+[.$C$5]^2*[.J26]^2)" office:value-type="float" office:value="25.7855056838418" calcext:value-type="float">
            <text:p>25.79</text:p>
          </table:table-cell>
          <table:table-cell table:formula="of:=2*[.O26]*[.Q26]*[.$B$3]/[.G26]" office:value-type="float" office:value="0.00933115921973834" calcext:value-type="float">
            <text:p>0.0093</text:p>
          </table:table-cell>
          <table:table-cell table:formula="of:=SQRT((2*[.$B$3]/[.G26])^2*([.O26]^2*[.R26]^2+[.Q26]^2*[.P26]^2))" office:value-type="float" office:value="0.000503398362740734" calcext:value-type="float">
            <text:p>0.0005</text:p>
          </table:table-cell>
          <table:table-cell table:formula="of:=[.L26]-[.S26]" office:value-type="float" office:value="90.9906688407803" calcext:value-type="float">
            <text:p>90.99</text:p>
          </table:table-cell>
          <table:table-cell table:formula="of:=[.M26]+[.T26]" office:value-type="float" office:value="9.5398954125322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5.6843545279383" calcext:value-type="float">
            <text:p>25.68</text:p>
          </table:table-cell>
          <table:table-cell table:formula="of:=[.R26]/[.G26]" office:value-type="float" office:value="0.859516856128059" calcext:value-type="float">
            <text:p>0.86</text:p>
          </table:table-cell>
          <table:table-cell table:formula="of:=[.U26]/[.G26]" office:value-type="float" office:value="3.03302229469268" calcext:value-type="float">
            <text:p>3.03</text:p>
          </table:table-cell>
          <table:table-cell table:formula="of:=[.V26]/[.G26]" office:value-type="float" office:value="0.317996513751073" calcext:value-type="float">
            <text:p>0.32</text:p>
          </table:table-cell>
          <table:table-cell/>
          <table:table-cell table:formula="of:=([.F26]-[.$AE$5])^2" office:value-type="float" office:value="62.6949206517342" calcext:value-type="float">
            <text:p>62.6949206517</text:p>
          </table:table-cell>
          <table:table-cell table:number-columns-repeated="4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302229469268" calcext:value-type="float">
            <text:p>3.0330222947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96513751073" calcext:value-type="float">
            <text:p>0.317996513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773.309826589595" calcext:value-type="float">
            <text:p>773.31</text:p>
          </table:table-cell>
          <table:table-cell table:formula="of:=SQRT([.K27]^2*[.$B$5]^2+[.$C$5]^2*[.J27]^2)" office:value-type="float" office:value="25.8410400484825" calcext:value-type="float">
            <text:p>25.84</text:p>
          </table:table-cell>
          <table:table-cell table:formula="of:=2*[.O27]*[.Q27]*[.$B$3]/[.G27]" office:value-type="float" office:value="0.00956744069497551" calcext:value-type="float">
            <text:p>0.0096</text:p>
          </table:table-cell>
          <table:table-cell table:formula="of:=SQRT((2*[.$B$3]/[.G27])^2*([.O27]^2*[.R27]^2+[.Q27]^2*[.P27]^2))" office:value-type="float" office:value="0.000514087174100173" calcext:value-type="float">
            <text:p>0.0005</text:p>
          </table:table-cell>
          <table:table-cell table:formula="of:=[.L27]-[.S27]" office:value-type="float" office:value="49.990432559305" calcext:value-type="float">
            <text:p>49.99</text:p>
          </table:table-cell>
          <table:table-cell table:formula="of:=[.M27]+[.T27]" office:value-type="float" office:value="7.07158189903958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5.7769942196532" calcext:value-type="float">
            <text:p>25.78</text:p>
          </table:table-cell>
          <table:table-cell table:formula="of:=[.R27]/[.G27]" office:value-type="float" office:value="0.861368001616082" calcext:value-type="float">
            <text:p>0.86</text:p>
          </table:table-cell>
          <table:table-cell table:formula="of:=[.U27]/[.G27]" office:value-type="float" office:value="1.66634775197683" calcext:value-type="float">
            <text:p>1.67</text:p>
          </table:table-cell>
          <table:table-cell table:formula="of:=[.V27]/[.G27]" office:value-type="float" office:value="0.235719396634653" calcext:value-type="float">
            <text:p>0.24</text:p>
          </table:table-cell>
          <table:table-cell/>
          <table:table-cell table:formula="of:=([.F27]-[.$AE$5])^2" office:value-type="float" office:value="79.5309454877508" calcext:value-type="float">
            <text:p>79.5309454878</text:p>
          </table:table-cell>
          <table:table-cell table:number-columns-repeated="4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634775197683" calcext:value-type="float">
            <text:p>1.666347752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19396634653" calcext:value-type="float">
            <text:p>0.23571939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49.686705202312" calcext:value-type="float">
            <text:p>749.69</text:p>
          </table:table-cell>
          <table:table-cell table:formula="of:=SQRT([.K28]^2*[.$B$5]^2+[.$C$5]^2*[.J28]^2)" office:value-type="float" office:value="25.3672401488516" calcext:value-type="float">
            <text:p>25.37</text:p>
          </table:table-cell>
          <table:table-cell table:formula="of:=2*[.O28]*[.Q28]*[.$B$3]/[.G28]" office:value-type="float" office:value="0.00953993481153947" calcext:value-type="float">
            <text:p>0.0095</text:p>
          </table:table-cell>
          <table:table-cell table:formula="of:=SQRT((2*[.$B$3]/[.G28])^2*([.O28]^2*[.R28]^2+[.Q28]^2*[.P28]^2))" office:value-type="float" office:value="0.000512853823571097" calcext:value-type="float">
            <text:p>0.0005</text:p>
          </table:table-cell>
          <table:table-cell table:formula="of:=[.L28]-[.S28]" office:value-type="float" office:value="42.9904600651885" calcext:value-type="float">
            <text:p>42.99</text:p>
          </table:table-cell>
          <table:table-cell table:formula="of:=[.M28]+[.T28]" office:value-type="float" office:value="6.55795137812557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4.9895568400771" calcext:value-type="float">
            <text:p>24.99</text:p>
          </table:table-cell>
          <table:table-cell table:formula="of:=[.R28]/[.G28]" office:value-type="float" office:value="0.845574671628385" calcext:value-type="float">
            <text:p>0.85</text:p>
          </table:table-cell>
          <table:table-cell table:formula="of:=[.U28]/[.G28]" office:value-type="float" office:value="1.43301533550628" calcext:value-type="float">
            <text:p>1.43</text:p>
          </table:table-cell>
          <table:table-cell table:formula="of:=[.V28]/[.G28]" office:value-type="float" office:value="0.218598379270852" calcext:value-type="float">
            <text:p>0.22</text:p>
          </table:table-cell>
          <table:table-cell/>
          <table:table-cell table:formula="of:=([.F28]-[.$AE$5])^2" office:value-type="float" office:value="98.3669703237675" calcext:value-type="float">
            <text:p>98.3669703238</text:p>
          </table:table-cell>
          <table:table-cell table:number-columns-repeated="4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301533550628" calcext:value-type="float">
            <text:p>1.4330153355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98379270852" calcext:value-type="float">
            <text:p>0.218598379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095.64624277457" calcext:value-type="float">
            <text:p>5095.65</text:p>
          </table:table-cell>
          <table:table-cell table:formula="of:=SQRT([.K29]^2*[.$B$5]^2+[.$C$5]^2*[.J29]^2)" office:value-type="float" office:value="95.9441279497309" calcext:value-type="float">
            <text:p>95.94</text:p>
          </table:table-cell>
          <table:table-cell table:formula="of:=2*[.O29]*[.Q29]*[.$B$3]/[.G29]" office:value-type="float" office:value="0.0640537668313362" calcext:value-type="float">
            <text:p>0.0641</text:p>
          </table:table-cell>
          <table:table-cell table:formula="of:=SQRT((2*[.$B$3]/[.G29])^2*([.O29]^2*[.R29]^2+[.Q29]^2*[.P29]^2))" office:value-type="float" office:value="0.00234496786114601" calcext:value-type="float">
            <text:p>0.0023</text:p>
          </table:table-cell>
          <table:table-cell table:formula="of:=[.L29]-[.S29]" office:value-type="float" office:value="52.9359462331687" calcext:value-type="float">
            <text:p>52.94</text:p>
          </table:table-cell>
          <table:table-cell table:formula="of:=[.M29]+[.T29]" office:value-type="float" office:value="7.28245485714166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5.4782312138728" calcext:value-type="float">
            <text:p>25.48</text:p>
          </table:table-cell>
          <table:table-cell table:formula="of:=[.R29]/[.G29]" office:value-type="float" office:value="0.479720639748655" calcext:value-type="float">
            <text:p>0.48</text:p>
          </table:table-cell>
          <table:table-cell table:formula="of:=[.U29]/[.G29]" office:value-type="float" office:value="0.264679731165843" calcext:value-type="float">
            <text:p>0.26</text:p>
          </table:table-cell>
          <table:table-cell table:formula="of:=[.V29]/[.G29]" office:value-type="float" office:value="0.0364122742857083" calcext:value-type="float">
            <text:p>0.04</text:p>
          </table:table-cell>
          <table:table-cell/>
          <table:table-cell table:formula="of:=([.F29]-[.$AE$5])^2" office:value-type="float" office:value="142.039019995801" calcext:value-type="float">
            <text:p>142.0390199958</text:p>
          </table:table-cell>
          <table:table-cell table:number-columns-repeated="4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679731165843" calcext:value-type="float">
            <text:p>0.264679731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122742857083" calcext:value-type="float">
            <text:p>0.03641227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328.40346820809" calcext:value-type="float">
            <text:p>5328.40</text:p>
          </table:table-cell>
          <table:table-cell table:formula="of:=SQRT([.K30]^2*[.$B$5]^2+[.$C$5]^2*[.J30]^2)" office:value-type="float" office:value="99.4802839827391" calcext:value-type="float">
            <text:p>99.48</text:p>
          </table:table-cell>
          <table:table-cell table:formula="of:=2*[.O30]*[.Q30]*[.$B$3]/[.G30]" office:value-type="float" office:value="0.0676351848296613" calcext:value-type="float">
            <text:p>0.0676</text:p>
          </table:table-cell>
          <table:table-cell table:formula="of:=SQRT((2*[.$B$3]/[.G30])^2*([.O30]^2*[.R30]^2+[.Q30]^2*[.P30]^2))" office:value-type="float" office:value="0.00246935300781424" calcext:value-type="float">
            <text:p>0.0025</text:p>
          </table:table-cell>
          <table:table-cell table:formula="of:=[.L30]-[.S30]" office:value-type="float" office:value="8.93236481517034" calcext:value-type="float">
            <text:p>8.93</text:p>
          </table:table-cell>
          <table:table-cell table:formula="of:=[.M30]+[.T30]" office:value-type="float" office:value="3.00246935300781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6.6420173410405" calcext:value-type="float">
            <text:p>26.64</text:p>
          </table:table-cell>
          <table:table-cell table:formula="of:=[.R30]/[.G30]" office:value-type="float" office:value="0.497401419913695" calcext:value-type="float">
            <text:p>0.50</text:p>
          </table:table-cell>
          <table:table-cell table:formula="of:=[.U30]/[.G30]" office:value-type="float" office:value="0.0446618240758517" calcext:value-type="float">
            <text:p>0.04</text:p>
          </table:table-cell>
          <table:table-cell table:formula="of:=[.V30]/[.G30]" office:value-type="float" office:value="0.0150123467650391" calcext:value-type="float">
            <text:p>0.02</text:p>
          </table:table-cell>
          <table:table-cell/>
          <table:table-cell table:formula="of:=([.F30]-[.$AE$5])^2" office:value-type="float" office:value="222.547094503851" calcext:value-type="float">
            <text:p>222.5470945039</text:p>
          </table:table-cell>
          <table:table-cell table:number-columns-repeated="4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6618240758517" calcext:value-type="float">
            <text:p>0.0446618241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123467650391" calcext:value-type="float">
            <text:p>0.01501234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254.06011560694" calcext:value-type="float">
            <text:p>5254.06</text:p>
          </table:table-cell>
          <table:table-cell table:formula="of:=SQRT([.K31]^2*[.$B$5]^2+[.$C$5]^2*[.J31]^2)" office:value-type="float" office:value="98.3515822307702" calcext:value-type="float">
            <text:p>98.35</text:p>
          </table:table-cell>
          <table:table-cell table:formula="of:=2*[.O31]*[.Q31]*[.$B$3]/[.G31]" office:value-type="float" office:value="0.0655602422998821" calcext:value-type="float">
            <text:p>0.0656</text:p>
          </table:table-cell>
          <table:table-cell table:formula="of:=SQRT((2*[.$B$3]/[.G31])^2*([.O31]^2*[.R31]^2+[.Q31]^2*[.P31]^2))" office:value-type="float" office:value="0.00239733645698659" calcext:value-type="float">
            <text:p>0.0024</text:p>
          </table:table-cell>
          <table:table-cell table:formula="of:=[.L31]-[.S31]" office:value-type="float" office:value="10.9344397577001" calcext:value-type="float">
            <text:p>10.93</text:p>
          </table:table-cell>
          <table:table-cell table:formula="of:=[.M31]+[.T31]" office:value-type="float" office:value="3.3190221268123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6.2703005780347" calcext:value-type="float">
            <text:p>26.27</text:p>
          </table:table-cell>
          <table:table-cell table:formula="of:=[.R31]/[.G31]" office:value-type="float" office:value="0.491757911153851" calcext:value-type="float">
            <text:p>0.49</text:p>
          </table:table-cell>
          <table:table-cell table:formula="of:=[.U31]/[.G31]" office:value-type="float" office:value="0.0546721987885006" calcext:value-type="float">
            <text:p>0.05</text:p>
          </table:table-cell>
          <table:table-cell table:formula="of:=[.V31]/[.G31]" office:value-type="float" office:value="0.0165951106340619" calcext:value-type="float">
            <text:p>0.02</text:p>
          </table:table-cell>
          <table:table-cell/>
          <table:table-cell table:formula="of:=([.F31]-[.$AE$5])^2" office:value-type="float" office:value="396.727218683934" calcext:value-type="float">
            <text:p>396.7272186839</text:p>
          </table:table-cell>
          <table:table-cell table:number-columns-repeated="4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6721987885006" calcext:value-type="float">
            <text:p>0.0546721988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951106340619" calcext:value-type="float">
            <text:p>0.01659511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9:39:17.246759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1T22:03:40.845164809</dc:date>
    <meta:editing-duration>PT3H16M11S</meta:editing-duration>
    <meta:editing-cycles>21</meta:editing-cycles>
    <meta:generator>LibreOffice/4.2.8.2$Linux_X86_64 LibreOffice_project/420m0$Build-2</meta:generator>
    <meta:document-statistic meta:table-count="1" meta:cell-count="788" meta:object-count="0"/>
    <meta:user-defined meta:name="qrichtext">1</meta:user-defined>
  </office:meta>
</office:document-meta>
</file>